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82cm" fo:min-width="4.8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5.3cm"/>
      <style:paragraph-properties style:writing-mode="lr-tb"/>
    </style:style>
    <style:style style:name="gr3" style:family="graphic" style:parent-style-name="standard">
      <style:graphic-properties draw:stroke="dash" draw:stroke-dash="Long_20_Dash" draw:textarea-horizontal-align="justify" draw:textarea-vertical-align="middle" draw:auto-grow-height="false" fo:min-height="1.018cm" fo:min-width="3.70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5.1cm"/>
      <style:paragraph-properties style:writing-mode="lr-tb"/>
    </style:style>
    <style:style style:name="gr5" style:family="graphic" style:parent-style-name="objectwithoutfill">
      <style:graphic-properties draw:stroke="dash" draw:stroke-dash="Long_20_Dash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882cm" fo:min-width="5.1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1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35cm" fo:min-width="5.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5" style:family="graphic" style:parent-style-name="standard">
      <style:graphic-properties draw:stroke="dash" draw:stroke-dash="Long_20_Dash" svg:stroke-color="#000000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8pt" style:font-size-asian="6pt" style:font-size-complex="6pt"/>
    </style:style>
    <style:style style:name="P3" style:family="paragraph">
      <style:paragraph-properties fo:text-align="center" style:writing-mode="lr-tb"/>
      <style:text-properties fo:font-size="1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font-size="18pt"/>
    </style:style>
    <style:style style:name="P6" style:family="paragraph">
      <style:paragraph-properties fo:text-align="justify" style:writing-mode="lr-tb"/>
      <style:text-properties fo:font-size="18pt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8pt" style:font-size-asian="6pt" style:font-size-complex="6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font-style="italic" style:font-size-asian="18pt" style:font-size-complex="18pt"/>
    </style:style>
    <style:style style:name="T4" style:family="text">
      <style:text-properties fo:font-size="12pt" fo:font-style="italic" style:font-size-asian="18pt" style:font-style-asian="italic" style:font-size-complex="18pt" style:font-style-complex="italic"/>
    </style:style>
    <style:style style:name="T5" style:family="text">
      <style:text-properties fo:font-size="1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Client Mock</text:p>
          </draw:text-box>
        </draw:frame>
        <draw:custom-shape draw:style-name="gr1" draw:text-style-name="P2" xml:id="id4" draw:id="id4" draw:layer="layout" svg:width="7.618cm" svg:height="1.6cm" svg:x="19.282cm" svg:y="5.2cm">
          <text:p text:style-name="P2"><text:span text:style-name="T1">instantpayments_anadolu_originator_payment_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.8cm" svg:height="1.6cm" svg:x="2.8cm" svg:y="5.2cm">
          <text:p text:style-name="P3"><text:span text:style-name="T2">IPTestServlet</text:span></text:p>
          <text:p text:style-name="P3"><text:span text:style-name="T3">(or test tool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4.2cm" svg:height="2.4cm" svg:x="3.1cm" svg:y="10.2cm">
          <text:p text:style-name="P3"><text:span text:style-name="T2">txtab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xml:id="id6" draw:id="id6" draw:layer="layout" svg:width="5.8cm" svg:height="1.6cm" svg:x="2.8cm" svg:y="7.8cm">
          <text:p text:style-name="P3"><text:span text:style-name="T2">IPOriginatorResponseBean</text:span></text:p>
          <text:p text:style-name="P3"><text:span text:style-name="T4">(save response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5.6cm" svg:height="1.6cm" svg:x="2.8cm" svg:y="13.4cm">
          <text:p text:style-name="P3"><text:span text:style-name="T2">IPBeneficiaryRequestBean</text:span></text:p>
          <text:p text:style-name="P3"><text:span text:style-name="T4">(save request and approve)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.2cm" svg:y1="9.4cm" svg:x2="5.2cm" svg:y2="10.2cm">
          <text:p/>
        </draw:line>
        <draw:line draw:style-name="gr5" draw:text-style-name="P4" draw:layer="layout" svg:x1="5.2cm" svg:y1="12.6cm" svg:x2="5.2cm" svg:y2="13.4cm">
          <text:p/>
        </draw:line>
        <draw:custom-shape draw:style-name="gr1" draw:text-style-name="P2" xml:id="id5" draw:id="id5" draw:layer="layout" svg:width="7.618cm" svg:height="1.6cm" svg:x="19.254cm" svg:y="7.8cm">
          <text:p text:style-name="P2"><text:span text:style-name="T1">instantpayments_anadolu_originator_payment_respo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7.618cm" svg:height="1.6cm" svg:x="19.2cm" svg:y="13.4cm">
          <text:p text:style-name="P2"><text:span text:style-name="T1">instantpayments_anadolu_beneficiray_payment_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7.618cm" svg:height="1.6cm" svg:x="19.2cm" svg:y="15.6cm">
          <text:p text:style-name="P2"><text:span text:style-name="T1">instantpayments_anadolu_beneficiray_payment_respo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" draw:id="id8" draw:layer="layout" svg:width="8.018cm" svg:height="1.6cm" svg:x="18.8cm" svg:y="17.8cm">
          <text:p text:style-name="P2"><text:span text:style-name="T1">instantpayments_anadolu_beneficiray_payment_confim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8cm" svg:height="0.8cm" svg:x="9.9cm" svg:y="4.9cm">
          <text:p text:style-name="P5"><text:span text:style-name="T5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5" draw:layer="layout" svg:width="0.8cm" svg:height="0.8cm" svg:x="9.9cm" svg:y="7.4cm">
          <text:p text:style-name="P5"><text:span text:style-name="T5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draw:layer="layout" svg:width="0.8cm" svg:height="0.8cm" svg:x="9.9cm" svg:y="9cm">
          <text:p text:style-name="P6"><text:span text:style-name="T5">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8" draw:layer="layout" svg:width="3cm" svg:height="1.199cm" svg:x="16.9cm" svg:y="15.001cm">
          <draw:text-box>
            <text:p text:style-name="P7"><text:span text:style-name="T6">A</text:span><text:span text:style-name="T6">C</text:span><text:span text:style-name="T6">C</text:span><text:span text:style-name="T6">P</text:span><text:span text:style-name="T6">/</text:span><text:span text:style-name="T6">R</text:span><text:span text:style-name="T6">J</text:span><text:span text:style-name="T6">C</text:span><text:span text:style-name="T6">T</text:span></text:p>
            <text:p text:style-name="P7"><text:span text:style-name="T6">A</text:span><text:span text:style-name="T6">B</text:span><text:span text:style-name="T6">0</text:span><text:span text:style-name="T6">6/</text:span><text:span text:style-name="T6">A</text:span><text:span text:style-name="T6">M</text:span><text:span text:style-name="T6">0</text:span><text:span text:style-name="T6">2</text:span></text:p>
          </draw:text-box>
        </draw:frame>
        <draw:custom-shape draw:style-name="gr7" draw:text-style-name="P6" draw:layer="layout" svg:width="0.8cm" svg:height="0.8cm" svg:x="16.2cm" svg:y="15.2cm">
          <text:p text:style-name="P6"><text:span text:style-name="T5">3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8" draw:layer="layout" svg:width="3cm" svg:height="1.199cm" svg:x="10.4cm" svg:y="17.401cm">
          <draw:text-box>
            <text:p text:style-name="P7"><text:span text:style-name="T6">A</text:span><text:span text:style-name="T6">C</text:span><text:span text:style-name="T6">C</text:span><text:span text:style-name="T6">P</text:span><text:span text:style-name="T6">/</text:span><text:span text:style-name="T6">R</text:span><text:span text:style-name="T6">J</text:span><text:span text:style-name="T6">C</text:span><text:span text:style-name="T6">T</text:span></text:p>
            <text:p text:style-name="P9"><text:span text:style-name="T7">A</text:span><text:span text:style-name="T7">B</text:span><text:span text:style-name="T7">0</text:span><text:span text:style-name="T7">1</text:span></text:p>
          </draw:text-box>
        </draw:frame>
        <draw:custom-shape draw:style-name="gr7" draw:text-style-name="P6" draw:layer="layout" svg:width="0.8cm" svg:height="0.8cm" svg:x="9.7cm" svg:y="17.326cm">
          <text:p text:style-name="P6"><text:span text:style-name="T5">5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8" draw:layer="layout" svg:width="3cm" svg:height="1.673cm" svg:x="10.9cm" svg:y="8.8cm">
          <draw:text-box>
            <text:p text:style-name="P7"><text:span text:style-name="T6">A</text:span><text:span text:style-name="T6">C</text:span><text:span text:style-name="T6">C</text:span><text:span text:style-name="T6">P</text:span><text:span text:style-name="T6">/</text:span></text:p>
            <text:p text:style-name="P7"><text:span text:style-name="T6">R</text:span><text:span text:style-name="T6">J</text:span><text:span text:style-name="T6">C</text:span><text:span text:style-name="T6">T</text:span></text:p>
            <text:p text:style-name="P7"><text:span text:style-name="T7">A</text:span><text:span text:style-name="T7">B</text:span><text:span text:style-name="T7">0</text:span><text:span text:style-name="T7">6</text:span></text:p>
          </draw:text-box>
        </draw:frame>
        <draw:connector draw:style-name="gr10" draw:text-style-name="P9" draw:layer="layout" svg:x1="5.6cm" svg:y1="15cm" svg:x2="19.2cm" svg:y2="16.4cm" draw:start-shape="id1" draw:start-glue-point="2" draw:end-shape="id2" draw:end-glue-point="6" svg:d="M5600 15000v1400h13600" svg:viewBox="0 0 13601 1401">
          <text:p/>
        </draw:connector>
        <draw:custom-shape draw:style-name="gr7" draw:text-style-name="P5" draw:layer="layout" svg:width="0.8cm" svg:height="0.8cm" svg:x="9.7cm" svg:y="13.2cm">
          <text:p text:style-name="P5"><text:span text:style-name="T5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8" draw:layer="layout" svg:width="4cm" svg:height="1.2cm" svg:x="10.9cm" svg:y="7.2cm">
          <draw:text-box>
            <text:p text:style-name="P7"><text:span text:style-name="T6">R</text:span><text:span text:style-name="T6">J</text:span><text:span text:style-name="T6">C</text:span><text:span text:style-name="T6">T</text:span></text:p>
            <text:p text:style-name="P7"><text:span text:style-name="T7">A</text:span><text:span text:style-name="T7">B</text:span><text:span text:style-name="T7">0</text:span><text:span text:style-name="T7">5,</text:span><text:span text:style-name="T7">A</text:span><text:span text:style-name="T7">M</text:span><text:span text:style-name="T7">0</text:span><text:span text:style-name="T7">4,</text:span><text:span text:style-name="T7">R</text:span><text:span text:style-name="T7">C</text:span><text:span text:style-name="T7">0</text:span><text:span text:style-name="T7">1</text:span></text:p>
          </draw:text-box>
        </draw:frame>
        <draw:custom-shape draw:style-name="gr12" draw:text-style-name="P3" xml:id="id9" draw:id="id9" draw:layer="layout" svg:width="6.2cm" svg:height="1.6cm" svg:x="2.8cm" svg:y="17.8cm">
          <text:p text:style-name="P3"><text:span text:style-name="T2">IPBeneficiiar</text:span><text:span text:style-name="T2">yConfirmatio</text:span><text:span text:style-name="T2">nBean</text:span></text:p>
          <text:p text:style-name="P3"><text:span text:style-name="T4">(save </text:span><text:span text:style-name="T4">confirmation)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svg:x1="8.6cm" svg:y1="6cm" svg:x2="19.282cm" svg:y2="6cm" draw:start-shape="id3" draw:start-glue-point="1" draw:end-shape="id4" draw:end-glue-point="6" svg:d="M8600 6000h10682" svg:viewBox="0 0 10683 1">
          <text:p/>
        </draw:connector>
        <draw:connector draw:style-name="gr10" draw:text-style-name="P9" draw:layer="layout" svg:x1="19.254cm" svg:y1="8.6cm" svg:x2="8.6cm" svg:y2="8.6cm" draw:start-shape="id5" draw:start-glue-point="6" draw:end-shape="id6" svg:d="M19254 8600h-10654" svg:viewBox="0 0 10655 1">
          <text:p/>
        </draw:connector>
        <draw:connector draw:style-name="gr10" draw:text-style-name="P9" draw:layer="layout" svg:x1="19.2cm" svg:y1="14.2cm" svg:x2="8.4cm" svg:y2="14.2cm" draw:start-shape="id7" draw:start-glue-point="6" draw:end-shape="id1" draw:end-glue-point="1" svg:d="M19200 14200h-10800" svg:viewBox="0 0 10801 1">
          <text:p/>
        </draw:connector>
        <draw:connector draw:style-name="gr10" draw:text-style-name="P9" draw:layer="layout" svg:x1="18.8cm" svg:y1="18.6cm" svg:x2="9cm" svg:y2="18.6cm" draw:start-shape="id8" draw:start-glue-point="6" draw:end-shape="id9" draw:end-glue-point="1" svg:d="M18800 18600h-9800" svg:viewBox="0 0 9801 1">
          <text:p/>
        </draw:connector>
        <draw:frame draw:style-name="gr13" draw:text-style-name="P8" draw:layer="layout" svg:width="8.3cm" svg:height="4.043cm" svg:x="14.3cm" svg:y="9.231cm">
          <draw:text-box>
            <text:p text:style-name="P7"><text:span text:style-name="T6">R</text:span><text:span text:style-name="T6">e</text:span><text:span text:style-name="T6">a</text:span><text:span text:style-name="T6">s</text:span><text:span text:style-name="T6">o</text:span><text:span text:style-name="T6">n </text:span><text:span text:style-name="T6">C</text:span><text:span text:style-name="T6">o</text:span><text:span text:style-name="T6">d</text:span><text:span text:style-name="T6">e</text:span><text:span text:style-name="T6">s</text:span></text:p>
            <text:p text:style-name="P7"><text:span text:style-name="T7">A</text:span><text:span text:style-name="T7">B</text:span><text:span text:style-name="T7">0</text:span><text:span text:style-name="T7">5 </text:span><text:span text:style-name="T7">C</text:span><text:span text:style-name="T7">r</text:span><text:span text:style-name="T7">e</text:span><text:span text:style-name="T7">di</text:span><text:span text:style-name="T7">to</text:span><text:span text:style-name="T7">r </text:span><text:span text:style-name="T7">a</text:span><text:span text:style-name="T7">g</text:span><text:span text:style-name="T7">e</text:span><text:span text:style-name="T7">nt </text:span><text:span text:style-name="T7">ti</text:span><text:span text:style-name="T7">m</text:span><text:span text:style-name="T7">e</text:span><text:span text:style-name="T7">o</text:span><text:span text:style-name="T7">ut </text:span><text:span text:style-name="T7">(</text:span><text:span text:style-name="T7">C</text:span><text:span text:style-name="T7">S</text:span><text:span text:style-name="T7">M</text:span><text:span text:style-name="T7">)</text:span></text:p>
            <text:p text:style-name="P7"><text:span text:style-name="T7">A</text:span><text:span text:style-name="T7">B</text:span><text:span text:style-name="T7">0</text:span><text:span text:style-name="T7">6 </text:span><text:span text:style-name="T7">In</text:span><text:span text:style-name="T7">st</text:span><text:span text:style-name="T7">r</text:span><text:span text:style-name="T7">u</text:span><text:span text:style-name="T7">ct</text:span><text:span text:style-name="T7">e</text:span><text:span text:style-name="T7">d </text:span><text:span text:style-name="T7">a</text:span><text:span text:style-name="T7">g</text:span><text:span text:style-name="T7">e</text:span><text:span text:style-name="T7">nt </text:span><text:span text:style-name="T7">ti</text:span><text:span text:style-name="T7">m</text:span><text:span text:style-name="T7">e</text:span><text:span text:style-name="T7">o</text:span><text:span text:style-name="T7">ut</text:span></text:p>
            <text:p text:style-name="P7"><text:span text:style-name="T7">A</text:span><text:span text:style-name="T7">M</text:span><text:span text:style-name="T7">0</text:span><text:span text:style-name="T7">4 </text:span><text:span text:style-name="T7">Li</text:span><text:span text:style-name="T7">q</text:span><text:span text:style-name="T7">ui</text:span><text:span text:style-name="T7">di</text:span><text:span text:style-name="T7">ty </text:span><text:span text:style-name="T7">li</text:span><text:span text:style-name="T7">m</text:span><text:span text:style-name="T7">it</text:span></text:p>
            <text:p text:style-name="P7"><text:span text:style-name="T7">R</text:span><text:span text:style-name="T7">C</text:span><text:span text:style-name="T7">0</text:span><text:span text:style-name="T7">1 </text:span><text:span text:style-name="T7">U</text:span><text:span text:style-name="T7">n</text:span><text:span text:style-name="T7">k</text:span><text:span text:style-name="T7">n</text:span><text:span text:style-name="T7">o</text:span><text:span text:style-name="T7">w</text:span><text:span text:style-name="T7">n </text:span><text:span text:style-name="T7">cr</text:span><text:span text:style-name="T7">e</text:span><text:span text:style-name="T7">di</text:span><text:span text:style-name="T7">to</text:span><text:span text:style-name="T7">r </text:span><text:span text:style-name="T7">b</text:span><text:span text:style-name="T7">a</text:span><text:span text:style-name="T7">n</text:span><text:span text:style-name="T7">k</text:span></text:p>
            <text:p text:style-name="P7"><text:span text:style-name="T7">A</text:span><text:span text:style-name="T7">M</text:span><text:span text:style-name="T7">0</text:span><text:span text:style-name="T7">2 </text:span><text:span text:style-name="T7">A</text:span><text:span text:style-name="T7">c</text:span><text:span text:style-name="T7">c</text:span><text:span text:style-name="T7">o</text:span><text:span text:style-name="T7">u</text:span><text:span text:style-name="T7">nt </text:span><text:span text:style-name="T7">li</text:span><text:span text:style-name="T7">m</text:span><text:span text:style-name="T7">it</text:span></text:p>
            <text:p text:style-name="P7"><text:span text:style-name="T7">A</text:span><text:span text:style-name="T7">B</text:span><text:span text:style-name="T7">0</text:span><text:span text:style-name="T7">1 </text:span><text:span text:style-name="T7">C</text:span><text:span text:style-name="T7">S</text:span><text:span text:style-name="T7">M </text:span><text:span text:style-name="T7">ti</text:span><text:span text:style-name="T7">m</text:span><text:span text:style-name="T7">e </text:span><text:span text:style-name="T7">o</text:span><text:span text:style-name="T7">ut </text:span><text:span text:style-name="T7">– </text:span><text:span text:style-name="T7">a</text:span><text:span text:style-name="T7">p</text:span><text:span text:style-name="T7">p</text:span><text:span text:style-name="T7">r</text:span><text:span text:style-name="T7">o</text:span><text:span text:style-name="T7">v</text:span><text:span text:style-name="T7">e</text:span><text:span text:style-name="T7">d </text:span><text:span text:style-name="T7">T</text:span><text:span text:style-name="T7">X</text:span></text:p>
            <text:p text:style-name="P7"><text:span text:style-name="T7">F</text:span><text:span text:style-name="T7">F</text:span><text:span text:style-name="T7">0</text:span><text:span text:style-name="T7">1 </text:span><text:span text:style-name="T7">V</text:span><text:span text:style-name="T7">al</text:span><text:span text:style-name="T7">id</text:span><text:span text:style-name="T7">at</text:span><text:span text:style-name="T7">io</text:span><text:span text:style-name="T7">n </text:span><text:span text:style-name="T7">e</text:span><text:span text:style-name="T7">rr</text:span><text:span text:style-name="T7">o</text:span><text:span text:style-name="T7">r</text:span></text:p>
          </draw:text-box>
        </draw:frame>
        <draw:frame draw:style-name="gr14" draw:text-style-name="P8" draw:layer="layout" svg:width="4cm" svg:height="0.8cm" svg:x="10.8cm" svg:y="4.9cm">
          <draw:text-box>
            <text:p text:style-name="P7"><text:span text:style-name="T7">P</text:span><text:span text:style-name="T7">a</text:span><text:span text:style-name="T7">y</text:span><text:span text:style-name="T7">m</text:span><text:span text:style-name="T7">e</text:span><text:span text:style-name="T7">nt </text:span><text:span text:style-name="T7">r</text:span><text:span text:style-name="T7">e</text:span><text:span text:style-name="T7">q</text:span><text:span text:style-name="T7">u</text:span><text:span text:style-name="T7">e</text:span><text:span text:style-name="T7">st</text:span></text:p>
          </draw:text-box>
        </draw:frame>
        <draw:frame draw:style-name="gr14" draw:text-style-name="P8" draw:layer="layout" svg:width="4cm" svg:height="0.8cm" svg:x="10.5cm" svg:y="13.3cm">
          <draw:text-box>
            <text:p text:style-name="P7"><text:span text:style-name="T7">P</text:span><text:span text:style-name="T7">a</text:span><text:span text:style-name="T7">y</text:span><text:span text:style-name="T7">m</text:span><text:span text:style-name="T7">e</text:span><text:span text:style-name="T7">nt </text:span><text:span text:style-name="T7">r</text:span><text:span text:style-name="T7">e</text:span><text:span text:style-name="T7">q</text:span><text:span text:style-name="T7">u</text:span><text:span text:style-name="T7">e</text:span><text:span text:style-name="T7">st</text:span></text:p>
          </draw:text-box>
        </draw:frame>
        <draw:connector draw:style-name="gr15" draw:text-style-name="P9" draw:layer="layout" svg:x1="2.8cm" svg:y1="18.6cm" svg:x2="3.1cm" svg:y2="11.4cm" draw:start-shape="id9" draw:start-glue-point="3" draw:end-shape="id10" draw:end-glue-point="6" svg:d="M2800 18600h-501v-7200h801" svg:viewBox="0 0 802 7201">
          <text:p/>
        </draw:connector>
        <draw:frame draw:style-name="gr9" draw:text-style-name="P8" draw:layer="layout" svg:width="4cm" svg:height="1.673cm" svg:x="21.4cm" svg:y="10.6cm">
          <draw:text-box>
            <text:p text:style-name="P7"><text:span text:style-name="T8">S</text:span><text:span text:style-name="T8">ta</text:span><text:span text:style-name="T8">tu</text:span><text:span text:style-name="T8">s </text:span><text:span text:style-name="T8">C</text:span><text:span text:style-name="T8">o</text:span><text:span text:style-name="T8">d</text:span><text:span text:style-name="T8">e</text:span><text:span text:style-name="T8">s</text:span></text:p>
            <text:p text:style-name="P7"><text:span text:style-name="T7">A</text:span><text:span text:style-name="T7">C</text:span><text:span text:style-name="T7">C</text:span><text:span text:style-name="T7">P </text:span><text:span text:style-name="T7">A</text:span><text:span text:style-name="T7">c</text:span><text:span text:style-name="T7">c</text:span><text:span text:style-name="T7">e</text:span><text:span text:style-name="T7">pt</text:span></text:p>
            <text:p text:style-name="P7"><text:span text:style-name="T7">R</text:span><text:span text:style-name="T7">J</text:span><text:span text:style-name="T7">C</text:span><text:span text:style-name="T7">T </text:span><text:span text:style-name="T7">R</text:span><text:span text:style-name="T7">ej</text:span><text:span text:style-name="T7">e</text:span><text:span text:style-name="T7">ct</text:span></text:p>
          </draw:text-box>
        </draw:fram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Notes</text:p>
          </draw:text-box>
        </draw:frame>
        <draw:frame presentation:style-name="pr3" draw:text-style-name="P11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9">The IP Originator Response Bean handles responses to requests that the client bank has sent</text:span></text:p>
              </text:list-item>
              <text:list-item>
                <text:p><text:span text:style-name="T9">The IP Beneficiary Request Bean replies to requests from any test bank including itself</text:span></text:p>
              </text:list-item>
              <text:list-item>
                <text:p><text:span text:style-name="T9">The IP Beneficiary Confirmation Bean receives the confirmation that the originator was given a positive (ACCP) response</text:span></text:p>
              </text:list-item>
              <text:list-item>
                <text:p><text:span text:style-name="T9">A timer task logs statistics for the transactions sent and received in a 10s interval in the application server log</text:span></text:p>
              </text:list-item>
              <text:list-item>
                <text:p><text:span text:style-name="T9">The IPTestServlet generates test transactions. It can be triggered with a http request from the command line (curl) or using the web page provided: </text:span><text:span text:style-name="T9"><text:a xlink:href="http://localhost:8080/ip-mdb-demo-1.0" xlink:type="simple">http://localhost:8080/ip-mdb-demo-1.0</text:a></text:span><text:span text:style-name="T9"><text:line-break/></text:span><text:span text:style-name="T9">The alternative is to use the command line test generator: </text:span><text:span text:style-name="T10">ip-mdb-test-1.0.jar</text:span></text:p>
              </text:list-item>
              <text:list-item>
                <text:p><text:span text:style-name="T11">An echo request bean is included to respond to a CSM test environment request with a valid keep alive response</text:span><text:span text:style-name="T9"> (not shown in the diagram)</text:span></text:p>
              </text:list-item>
              <text:list-item>
                <text:p><text:span text:style-name="T9">The DB logging tx table is optional. Can be switched off by removing the DB source reference in Wildfly.</text:span></text:p>
              </text:list-item>
            </text:list>
          </draw:text-box>
        </draw:frame>
        <presentation:notes draw:style-name="dp2">
          <draw:page-thumbnail draw:style-name="gr16" draw:layer="layout" svg:width="13.968cm" svg:height="10.476cm" svg:x="3.81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13:56:39.024659873</meta:creation-date>
    <dc:date>2022-01-20T11:08:02.935447871</dc:date>
    <meta:editing-duration>PT1H52M23S</meta:editing-duration>
    <meta:editing-cycles>15</meta:editing-cycles>
    <meta:generator>LibreOffice/6.4.7.2$Linux_X86_64 LibreOffice_project/40$Build-2</meta:generator>
    <meta:document-statistic meta:object-count="60"/>
  </office:meta>
</office:document-meta>
</file>